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gress report week 45</text:p>
      <text:p text:style-name="Standard"/>
      <text:p text:style-name="Standard">this week we completet assignment 2.5 and we started on assignment 3.1. We had som problems with 3.1 because we want the robot to stop correctly in front of the ball. Now we have the issue that the robot sometimes walks towards the ball and ends up next to it. Then when it tries to kick the ball it misses. We also have some issues with getting the robot to focus on the ball while walking towards it. Sometimes it works better than other times. We want to try to optimize this function. </text:p>
      <text:p text:style-name="Standard"/>
      <text:p text:style-name="Standard">At the moment we are focusing on getting the robot to walk and stop correctly in front of the ball. We plan on using Friday to get some help to solve this iss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Geoyi478, Youto814, adali420 – humanoids 18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meta:initial-creator>
    <meta:creation-date>2014-11-06T16:47:47</meta:creation-date>
    <dc:date>2014-11-06T16:53:14</dc:date>
    <dc:creator>George </dc:creator>
    <meta:editing-duration>P0D</meta:editing-duration>
    <meta:editing-cycles>1</meta:editing-cycles>
    <meta:document-statistic meta:table-count="0" meta:image-count="0" meta:object-count="0" meta:page-count="1" meta:paragraph-count="4" meta:word-count="136" meta:character-count="718" meta:non-whitespace-character-count="583"/>
    <meta:generator>LibreOffice/3.5$Linux_x86 LibreOffice_project/350m1$Build-2</meta:generator>
  </office:meta>
</office:document-meta>
</file>